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text-properties fo:color="#000000" fo:font-size="7pt" officeooo:rsid="000dc852" officeooo:paragraph-rsid="000dc852" style:font-size-asian="7pt" style:font-size-complex="7pt"/>
    </style:style>
    <style:style style:name="P5" style:family="paragraph" style:parent-style-name="Preformatted_20_Text">
      <style:text-properties fo:color="#000000" fo:font-size="7pt" officeooo:rsid="000e9c55" officeooo:paragraph-rsid="000e9c55" style:font-size-asian="7pt" style:font-size-complex="7pt"/>
    </style:style>
    <style:style style:name="P6" style:family="paragraph" style:parent-style-name="Preformatted_20_Text">
      <style:text-properties fo:color="#000000" fo:font-size="7pt" officeooo:rsid="000f050d" officeooo:paragraph-rsid="000f050d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fo:color="#000000" fo:font-size="16pt" officeooo:rsid="0000b993" officeooo:paragraph-rsid="0000b99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035ef1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officeooo:rsid="0000b993" officeooo:paragraph-rsid="0000b993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fo:font-weight="bold" officeooo:rsid="0000b993" officeooo:paragraph-rsid="0000b99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style:font-size-asian="7pt" style:font-size-complex="7pt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21ac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2c8f1" officeooo:paragraph-rsid="0012c8f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3f00d" officeooo:paragraph-rsid="0013f00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e7de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2c8f1" officeooo:paragraph-rsid="0012c8f1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12c8f1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13f00d" officeooo:paragraph-rsid="0013f00d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officeooo:paragraph-rsid="0013f00d"/>
    </style:style>
    <style:style style:name="P27" style:family="paragraph" style:parent-style-name="Preformatted_20_Text">
      <style:paragraph-properties fo:text-align="start" style:justify-single-word="false"/>
      <style:text-properties fo:color="#000000" fo:font-size="16pt" officeooo:rsid="0013f00d" officeooo:paragraph-rsid="0013f00d" style:font-size-asian="14pt" style:font-size-complex="16pt"/>
    </style:style>
    <style:style style:name="P28" style:family="paragraph" style:parent-style-name="Preformatted_20_Text">
      <style:paragraph-properties fo:text-align="start" style:justify-single-word="false"/>
      <style:text-properties fo:color="#000000" fo:font-size="11pt" officeooo:rsid="0013f00d" officeooo:paragraph-rsid="0013f00d" style:font-size-asian="9.60000038146973pt" style:font-size-complex="11pt"/>
    </style:style>
    <style:style style:name="P29" style:family="paragraph" style:parent-style-name="Preformatted_20_Text">
      <style:text-properties fo:color="#000000" fo:font-size="7pt" style:font-size-asian="7pt" style:font-size-complex="7pt"/>
    </style:style>
    <style:style style:name="P3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/>
    </style:style>
    <style:style style:name="T3" style:family="text">
      <style:text-properties officeooo:rsid="000582e9"/>
    </style:style>
    <style:style style:name="T4" style:family="text">
      <style:text-properties officeooo:rsid="000c2fea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3580a"/>
    </style:style>
    <style:style style:name="T7" style:family="text">
      <style:text-properties fo:color="#e5786d"/>
    </style:style>
    <style:style style:name="T8" style:family="text">
      <style:text-properties fo:color="#c0c0c0"/>
    </style:style>
    <style:style style:name="T9" style:family="text">
      <style:text-properties fo:color="#95e454"/>
    </style:style>
    <style:style style:name="T10" style:family="text">
      <style:text-properties fo:color="#2019f6" fo:font-weight="bold"/>
    </style:style>
    <style:style style:name="T11" style:family="text">
      <style:text-properties fo:color="#d4d987"/>
    </style:style>
    <style:style style:name="T12" style:family="text">
      <style:text-properties fo:color="#cae982"/>
    </style:style>
    <style:style style:name="T13" style:family="text">
      <style:text-properties fo:color="#f6f3e8"/>
    </style:style>
    <style:style style:name="T14" style:family="text">
      <style:text-properties fo:color="#808000"/>
    </style:style>
    <style:style style:name="T15" style:family="text">
      <style:text-properties fo:color="#9c998e" fo:font-weight="bold"/>
    </style:style>
    <style:style style:name="T16" style:family="text">
      <style:text-properties officeooo:rsid="000feab6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ГУАП</text:p>
      <text:p text:style-name="P7">КАФЕДРА №14</text:p>
      <text:p text:style-name="P7"/>
      <text:p text:style-name="P9">ОТЧЕТ</text:p>
      <text:p text:style-name="P9">ЗАЩИЩЕН С ОЦЕНКОЙ</text:p>
      <text:p text:style-name="P9">ПРЕПОДАВАТЕЛЬ</text:p>
      <text:p text:style-name="P9"/>
      <text:p text:style-name="P9"/>
      <text:p text:style-name="P11"/>
      <text:p text:style-name="P11"><draw:line text:anchor-type="paragraph" draw:z-index="0" draw:style-name="gr1" draw:text-style-name="P32" svg:x1="-0.0102in" svg:y1="0.1484in" svg:x2="2.2815in" svg:y2="0.1484in"><text:p/></draw:line><draw:line text:anchor-type="paragraph" draw:z-index="1" draw:style-name="gr1" draw:text-style-name="P32" svg:x1="4.9327in" svg:y1="0.1484in" svg:x2="6.4665in" svg:y2="0.1484in"><text:p/></draw:line><draw:line text:anchor-type="paragraph" draw:z-index="2" draw:style-name="gr1" draw:text-style-name="P32" svg:x1="2.9055in" svg:y1="0.1484in" svg:x2="3.998in" svg:y2="0.1484in"><text:p/></draw:line></text:p>
      <text:p text:style-name="P11">Должность, уч. степень, звание<text:tab/><text:tab/>подпись, дата<text:tab/><text:tab/><text:tab/>инициалы,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0">ОТЧЕТ О ЛАБОРАТОРНОЙ РАБОТЕ №<text:span text:style-name="T4">1</text:span></text:p>
      <text:p text:style-name="P10"/>
      <text:p text:style-name="P14">тема: <text:span text:style-name="T4">обработка строк</text:span></text:p>
      <text:p text:style-name="P14"/>
      <text:p text:style-name="P14"/>
      <text:p text:style-name="P14">по курсу: <text:span text:style-name="T4">ПРОГРАММИРОВАНИЕ НА ЯЗЫКАХ АССЕМБЛЕР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РАБОТУ ВЫПОЛНИЛ</text:p>
      <text:p text:style-name="P15"><draw:line text:anchor-type="paragraph" draw:z-index="3" draw:style-name="gr2" draw:text-style-name="P33" svg:x1="1.1354in" svg:y1="0.2299in" svg:x2="2.0161in" svg:y2="0.2299in"><text:p/></draw:line><draw:line text:anchor-type="paragraph" draw:z-index="4" draw:style-name="gr2" draw:text-style-name="P33" svg:x1="2.6417in" svg:y1="0.2217in" svg:x2="4.0043in" svg:y2="0.2217in"><text:p/></draw:line><draw:line text:anchor-type="paragraph" draw:z-index="5" draw:style-name="gr2" draw:text-style-name="P33" svg:x1="4.8472in" svg:y1="0.2209in" svg:x2="6.448in" svg:y2="0.2209in"><text:p/></draw:line>СТУДЕНТ ГР.<text:tab/>1441<text:tab/><text:tab/><text:tab/><text:tab/><text:tab/><text:tab/><text:tab/> <text:s text:c="2"/><text:span text:style-name="T3">Лубинец М.И</text:span></text:p>
      <text:p text:style-name="P15"><text:tab/><text:tab/> <text:s text:c="8"/><text:span text:style-name="T1"><text:tab/><text:tab/><text:tab/> <text:s text:c="9"/>подпись, дата<text:tab/><text:tab/><text:tab/> инициалы, фамилия</text:span></text:p>
      <text:p text:style-name="P15"/>
      <text:p text:style-name="P15"/>
      <text:p text:style-name="P15"/>
      <text:p text:style-name="P15"/>
      <text:p text:style-name="P14">Санкт-Петербург</text:p>
      <text:p text:style-name="P14">2015</text:p>
      <text:p text:style-name="P8"><text:soft-page-break/>1. Постановка задачи</text:p>
      <text:p text:style-name="P18"><text:span text:style-name="T6"/></text:p>
      <text:p text:style-name="P23"><text:span text:style-name="T6">Р</text:span><text:span text:style-name="T5">еализовать расчет формулы </text:span><text:span text:style-name="T5"><draw:frame draw:style-name="fr1" draw:name="Object1" text:anchor-type="as-char" svg:y="-0.172in" svg:width="1.522in" svg:height="0.2193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5">используя знаковую и беззнаковую арифметику</text:span></text:p>
      <text:p text:style-name="P13"/>
      <text:p text:style-name="P13"/>
      <text:p text:style-name="P13"/>
      <text:p text:style-name="P24">2. Формализация задачи</text:p>
      <text:p text:style-name="P24"/>
      <text:p text:style-name="P19">Для расчета формулы знаковыми операциями удобно будет удобно использовать типы </text:p>
      <text:p text:style-name="P19"/>
      <text:p text:style-name="P19">int8 для A, Y</text:p>
      <text:p text:style-name="P19">int16 для B, С </text:p>
      <text:p text:style-name="P13"/>
      <text:p text:style-name="P19">Для расчета формулы беззнаковыми операциями будет удобно использовать типы</text:p>
      <text:p text:style-name="P19"/>
      <text:p text:style-name="P19">uint8 для A, Y</text:p>
      <text:p text:style-name="P19">uint16 для B, C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text:soft-page-break/>Листинг 1. Беззнаковая арифметика.</text:p>
      <text:p text:style-name="P25"/>
      <text:p text:style-name="P26">void assembler_unsigned() {</text:p>
      <text:p text:style-name="P31"><text:s text:c="8"/>uint8_t A, Y;</text:p>
      <text:p text:style-name="P31"><text:s text:c="8"/>uint16_t B, C;</text:p>
      <text:p text:style-name="P31"><text:s text:c="4"/></text:p>
      <text:p text:style-name="P31"><text:s text:c="8"/>A = 2;</text:p>
      <text:p text:style-name="P31"><text:s text:c="8"/>B = 4;</text:p>
      <text:p text:style-name="P31"><text:s text:c="8"/>C = 135;</text:p>
      <text:p text:style-name="P31"><text:s text:c="4"/></text:p>
      <text:p text:style-name="P31"><text:s text:c="8"/><text:span text:style-name="T2">asm</text:span> (</text:p>
      <text:p text:style-name="P31"><text:s text:c="12"/><text:span text:style-name="T2">/*</text:span> <text:span text:style-name="T2">C</text:span> <text:span text:style-name="T2">-&gt;</text:span> <text:span text:style-name="T2">bx</text:span> <text:span text:style-name="T2">*/</text:span></text:p>
      <text:p text:style-name="P31"><text:s text:c="12"/>"movw %1,%%bx\n\t"</text:p>
      <text:p text:style-name="P31"><text:s text:c="12"/><text:span text:style-name="T2">/*</text:span> <text:span text:style-name="T2">A</text:span> <text:span text:style-name="T2">-&gt;</text:span> <text:span text:style-name="T2">al</text:span> <text:span text:style-name="T2">*/</text:span></text:p>
      <text:p text:style-name="P31"><text:s text:c="12"/>"movb %2,%%al\n\t"</text:p>
      <text:p text:style-name="P31"><text:s text:c="4"/></text:p>
      <text:p text:style-name="P31"><text:s text:c="12"/><text:span text:style-name="T2">/*</text:span> <text:span text:style-name="T2">C</text:span> <text:span text:style-name="T2">+</text:span> <text:span text:style-name="T2">1</text:span> <text:span text:style-name="T2">*/</text:span></text:p>
      <text:p text:style-name="P31"><text:s text:c="12"/>"addw <text:s/>$1, %%bx\n\t"</text:p>
      <text:p text:style-name="P31"><text:s text:c="12"/><text:span text:style-name="T2">/*</text:span> <text:span text:style-name="T2">A</text:span> <text:span text:style-name="T2">*</text:span> <text:span text:style-name="T2">A</text:span> <text:span text:style-name="T2">*/</text:span></text:p>
      <text:p text:style-name="P31"><text:s text:c="12"/>"mulb %%al\n\t"</text:p>
      <text:p text:style-name="P31"><text:s text:c="12"/><text:span text:style-name="T2">/*</text:span> <text:span text:style-name="T2">A</text:span> <text:span text:style-name="T2">*</text:span> <text:span text:style-name="T2">2</text:span> <text:span text:style-name="T2">*/</text:span></text:p>
      <text:p text:style-name="P31"><text:s text:c="12"/>"addb <text:s/>%%al, %%al\n\t"</text:p>
      <text:p text:style-name="P31"><text:s text:c="12"/><text:span text:style-name="T2">/*</text:span> <text:span text:style-name="T2">С</text:span> <text:span text:style-name="T2">-</text:span> <text:span text:style-name="T2">A</text:span> <text:span text:style-name="T2">*/</text:span></text:p>
      <text:p text:style-name="P31"><text:s text:c="12"/>"subw %%ax, %%bx\n\t"</text:p>
      <text:p text:style-name="P31"><text:s text:c="4"/></text:p>
      <text:p text:style-name="P31"><text:s text:c="12"/><text:span text:style-name="T2">/*</text:span> <text:span text:style-name="T2">B</text:span> <text:span text:style-name="T2">-&gt;</text:span> <text:span text:style-name="T2">ax</text:span> <text:span text:style-name="T2">*/</text:span></text:p>
      <text:p text:style-name="P31"><text:s text:c="12"/>"movw %3, %%ax\n\t"</text:p>
      <text:p text:style-name="P31"><text:s text:c="12"/><text:span text:style-name="T2">/*</text:span> <text:span text:style-name="T2">B</text:span> <text:span text:style-name="T2">*</text:span> <text:span text:style-name="T2">B</text:span> <text:span text:style-name="T2">*</text:span> <text:span text:style-name="T2">B</text:span> <text:span text:style-name="T2">*/</text:span></text:p>
      <text:p text:style-name="P31"><text:s text:c="12"/>"movw %%ax, %%cx\n\t"</text:p>
      <text:p text:style-name="P31"><text:s text:c="12"/>"mulw %%cx\n\t"</text:p>
      <text:p text:style-name="P31"><text:s text:c="12"/>"mulw %%cx\n\t"</text:p>
      <text:p text:style-name="P31"><text:s text:c="4"/></text:p>
      <text:p text:style-name="P31"><text:s text:c="12"/><text:span text:style-name="T2">/*</text:span> <text:span text:style-name="T2">B</text:span> <text:span text:style-name="T2">*</text:span> <text:span text:style-name="T2">2</text:span> <text:span text:style-name="T2">*/</text:span></text:p>
      <text:p text:style-name="P31"><text:s text:c="12"/>"addw %%ax, %%ax\n\t"</text:p>
      <text:p text:style-name="P31"><text:s text:c="4"/></text:p>
      <text:p text:style-name="P31"><text:s text:c="12"/><text:span text:style-name="T2">/*</text:span> <text:span text:style-name="T2">C</text:span> <text:span text:style-name="T2">/</text:span> <text:span text:style-name="T2">B</text:span> <text:span text:style-name="T2">*/</text:span></text:p>
      <text:p text:style-name="P31"><text:s text:c="12"/>"divw %%bx\n\t"</text:p>
      <text:p text:style-name="P31"><text:s text:c="4"/></text:p>
      <text:p text:style-name="P31"><text:s text:c="12"/>"movw %%ax, %0\n\t"</text:p>
      <text:p text:style-name="P31"><text:s text:c="4"/></text:p>
      <text:p text:style-name="P31"><text:s text:c="12"/><text:span text:style-name="T2">/*</text:span> <text:span text:style-name="T2">output</text:span> <text:span text:style-name="T2">registers</text:span> <text:span text:style-name="T2">*/</text:span></text:p>
      <text:p text:style-name="P31"><text:s text:c="12"/>: "=m" (Y)</text:p>
      <text:p text:style-name="P31"><text:s text:c="12"/><text:span text:style-name="T2">/*</text:span> <text:span text:style-name="T2">input</text:span> <text:span text:style-name="T2">registers</text:span> <text:span text:style-name="T2">*/</text:span></text:p>
      <text:p text:style-name="P31"><text:s text:c="12"/>: "m" (C), "m" (A), "m" (B)</text:p>
      <text:p text:style-name="P31"><text:s text:c="12"/><text:span text:style-name="T2">/*</text:span> <text:span text:style-name="T2">used</text:span> <text:span text:style-name="T2">registers</text:span> <text:span text:style-name="T2">*/</text:span></text:p>
      <text:p text:style-name="P31"><text:s text:c="12"/>: "%bx", "%ax", "%al"</text:p>
      <text:p text:style-name="P31"><text:s text:c="8"/>);</text:p>
      <text:p text:style-name="P31"><text:s text:c="4"/></text:p>
      <text:p text:style-name="P31"><text:s text:c="8"/>printf("%d\n", Y);</text:p>
      <text:p text:style-name="P31"><text:s text:c="4"/></text:p>
      <text:p text:style-name="P30"><text:s text:c="4"/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Листинг 2. Знаковая арифметика.</text:p>
      <text:p text:style-name="P27"/>
      <text:p text:style-name="P28">void assembler_signed() {</text:p>
      <text:p text:style-name="P31"><text:s text:c="4"/>int8_t A, Y;</text:p>
      <text:p text:style-name="P30"><text:s text:c="4"/>int16_t B, C;</text:p>
      <text:p text:style-name="P31"><text:s text:c="4"/>A = 2;</text:p>
      <text:p text:style-name="P31"><text:s text:c="4"/>B = 4;</text:p>
      <text:p text:style-name="P30"><text:s text:c="4"/>C = 135;</text:p>
      <text:p text:style-name="P31"><text:s text:c="4"/><text:span text:style-name="T2">asm</text:span> (</text:p>
      <text:p text:style-name="P31"><text:s text:c="8"/><text:span text:style-name="T2">/*</text:span> <text:span text:style-name="T2">C</text:span> <text:span text:style-name="T2">-&gt;</text:span> <text:span text:style-name="T2">bx</text:span> <text:span text:style-name="T2">*/</text:span></text:p>
      <text:p text:style-name="P31"><text:s text:c="8"/>"movw %1,%%bx\n\t"</text:p>
      <text:p text:style-name="P31"><text:s text:c="8"/><text:span text:style-name="T2">/*</text:span> <text:span text:style-name="T2">A</text:span> <text:span text:style-name="T2">-&gt;</text:span> <text:span text:style-name="T2">al</text:span> <text:span text:style-name="T2">*/</text:span></text:p>
      <text:p text:style-name="P30"><text:s text:c="8"/>"movb %2,%%al\n\t"</text:p>
      <text:p text:style-name="P31"><text:s text:c="8"/><text:span text:style-name="T2">/*</text:span> <text:span text:style-name="T2">C</text:span> <text:span text:style-name="T2">+</text:span> <text:span text:style-name="T2">1</text:span> <text:span text:style-name="T2">*/</text:span></text:p>
      <text:p text:style-name="P31"><text:s text:c="8"/>"addw <text:s/>$1, %%bx\n\t"</text:p>
      <text:p text:style-name="P31"><text:s text:c="8"/><text:span text:style-name="T2">/*</text:span> <text:span text:style-name="T2">A</text:span> <text:span text:style-name="T2">*</text:span> <text:span text:style-name="T2">A</text:span> <text:span text:style-name="T2">*/</text:span></text:p>
      <text:p text:style-name="P31"><text:s text:c="8"/>"imulb %%al\n\t"</text:p>
      <text:p text:style-name="P31"><text:s text:c="8"/><text:span text:style-name="T2">/*</text:span> <text:span text:style-name="T2">A</text:span> <text:span text:style-name="T2">*</text:span> <text:span text:style-name="T2">2</text:span> <text:span text:style-name="T2">*/</text:span></text:p>
      <text:p text:style-name="P31"><text:s text:c="8"/>"addb <text:s/>%%al, %%al\n\t"</text:p>
      <text:p text:style-name="P31"><text:s text:c="8"/><text:span text:style-name="T2">/*</text:span> <text:span text:style-name="T2">С</text:span> <text:span text:style-name="T2">-</text:span> <text:span text:style-name="T2">A</text:span> <text:span text:style-name="T2">*/</text:span></text:p>
      <text:p text:style-name="P30"><text:s text:c="8"/>"subw %%ax, %%bx\n\t"</text:p>
      <text:p text:style-name="P31"><text:s text:c="8"/><text:span text:style-name="T2">/*</text:span> <text:span text:style-name="T2">B</text:span> <text:span text:style-name="T2">-&gt;</text:span> <text:span text:style-name="T2">ax</text:span> <text:span text:style-name="T2">*/</text:span></text:p>
      <text:p text:style-name="P31"><text:s text:c="8"/>"movw %3, %%ax\n\t"</text:p>
      <text:p text:style-name="P31"><text:s text:c="8"/><text:span text:style-name="T2">/*</text:span> <text:span text:style-name="T2">B</text:span> <text:span text:style-name="T2">*</text:span> <text:span text:style-name="T2">B</text:span> <text:span text:style-name="T2">*</text:span> <text:span text:style-name="T2">B</text:span> <text:span text:style-name="T2">*/</text:span></text:p>
      <text:p text:style-name="P31"><text:s text:c="8"/>"movw %%ax, %%cx\n\t"</text:p>
      <text:p text:style-name="P31"><text:s text:c="8"/>"imulw %%cx\n\t"</text:p>
      <text:p text:style-name="P31"><text:s text:c="8"/>"imulw %%cx\n\t"</text:p>
      <text:p text:style-name="P31"><text:s text:c="8"/><text:span text:style-name="T2">/*</text:span> <text:span text:style-name="T2">B</text:span> <text:span text:style-name="T2">*</text:span> <text:span text:style-name="T2">2</text:span> <text:span text:style-name="T2">*/</text:span></text:p>
      <text:p text:style-name="P30"><text:s text:c="8"/>"addw %%ax, %%ax\n\t"</text:p>
      <text:p text:style-name="P31"><text:s text:c="8"/><text:span text:style-name="T2">/*</text:span> <text:span text:style-name="T2">C</text:span> <text:span text:style-name="T2">/</text:span> <text:span text:style-name="T2">B</text:span> <text:span text:style-name="T2">*/</text:span></text:p>
      <text:p text:style-name="P30"><text:s text:c="8"/>"idivw %%bx\n\t"</text:p>
      <text:p text:style-name="P30"><text:s text:c="8"/>"movw %%ax, %0\n\t"</text:p>
      <text:p text:style-name="P31"><text:s text:c="8"/><text:span text:style-name="T2">/*</text:span> <text:span text:style-name="T2">output</text:span> <text:span text:style-name="T2">registers</text:span> <text:span text:style-name="T2">*/</text:span></text:p>
      <text:p text:style-name="P31"><text:s text:c="8"/>: "=m" (Y)</text:p>
      <text:p text:style-name="P31"><text:s text:c="8"/><text:span text:style-name="T2">/*</text:span> <text:span text:style-name="T2">input</text:span> <text:span text:style-name="T2">registers</text:span> <text:span text:style-name="T2">*/</text:span></text:p>
      <text:p text:style-name="P31"><text:s text:c="8"/>: "m" (C), "m" (A), "m" (B)</text:p>
      <text:p text:style-name="P31"><text:s text:c="8"/><text:span text:style-name="T2">/*</text:span> <text:span text:style-name="T2">used</text:span> <text:span text:style-name="T2">registers</text:span> <text:span text:style-name="T2">*/</text:span></text:p>
      <text:p text:style-name="P31"><text:s text:c="8"/>: "%bx", "%ax", "%al"</text:p>
      <text:p text:style-name="P30"><text:s text:c="4"/>);</text:p>
      <text:p text:style-name="P30"><text:s text:c="4"/>printf("%d\n", Y);</text:p>
      <text:p text:style-name="P31">}</text:p>
      <text:p text:style-name="P28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41:09.435405421</meta:creation-date>
    <dc:date>2015-12-01T13:12:21.839468212</dc:date>
    <meta:editing-duration>PT1H8M35S</meta:editing-duration>
    <meta:editing-cycles>13</meta:editing-cycles>
    <meta:generator>LibreOffice/5.0.1.2.0$Linux_X86_64 LibreOffice_project/00m0$Build-2</meta:generator>
    <meta:document-statistic meta:table-count="0" meta:image-count="0" meta:object-count="1" meta:page-count="5" meta:paragraph-count="113" meta:word-count="370" meta:character-count="2609" meta:non-whitespace-character-count="1577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row>
            <mo fence="true" stretchy="false">(</mo>
            <mrow>
              <mrow>
                <mrow>
                  <mn>1</mn>
                  <mo stretchy="false">+</mo>
                  <mi>C</mi>
                  <mo stretchy="false">−</mo>
                  <mn>2</mn>
                </mrow>
                <msup>
                  <mi>A</mi>
                  <mn>2</mn>
                </msup>
              </mrow>
            </mrow>
            <mo fence="true" stretchy="false">)</mo>
          </mrow>
          <mo stretchy="false">/</mo>
          <mn>2</mn>
        </mrow>
      </mrow>
      <msup>
        <mi>B</mi>
        <mn>3</mn>
      </msup>
    </mrow>
    <annotation encoding="StarMath 5.0">Y = ( 1 + C - 2A^2 ) / 2B^3</annotation>
  </semantics>
</math>
</file>